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Normal" style:family="paragraph">
      <style:paragraph-properties fo:margin-top="0.0694in" fo:margin-bottom="0.177in" fo:line-height="100%" fo:margin-left="0in" fo:background-color="#FFFFFF">
        <style:tab-stops>
          <style:tab-stop style:type="left" style:position="0.5in"/>
        </style:tab-stops>
      </style:paragraph-properties>
    </style:style>
    <style:style style:name="T3" style:parent-style-name="Policepardéfaut" style:family="text">
      <style:text-properties style:font-name="Helvetica" style:font-name-asian="Times New Roman" style:font-name-complex="Helvetica" fo:color="#333333" fo:font-size="12pt" style:font-size-asian="12pt" style:font-size-complex="12pt" style:language-asian="fr" style:country-asian="BE"/>
    </style:style>
    <style:style style:name="P4" style:parent-style-name="Normal" style:family="paragraph">
      <style:paragraph-properties fo:margin-top="0.0694in" fo:margin-bottom="0.177in" fo:line-height="100%" fo:margin-left="0in" fo:background-color="#FFFFFF">
        <style:tab-stops>
          <style:tab-stop style:type="left" style:position="0.5in"/>
        </style:tab-stops>
      </style:paragraph-properties>
      <style:text-properties style:font-name="Helvetica" style:font-name-asian="Times New Roman" style:font-name-complex="Helvetica" fo:color="#333333" fo:font-size="12pt" style:font-size-asian="12pt" style:font-size-complex="12pt" style:language-asian="fr" style:country-asian="BE"/>
    </style:style>
    <style:style style:name="P5" style:parent-style-name="Normal" style:family="paragraph">
      <style:paragraph-properties fo:margin-top="0.0694in" fo:margin-bottom="0.177in" fo:line-height="100%" fo:margin-left="0in" fo:background-color="#FFFFFF">
        <style:tab-stops>
          <style:tab-stop style:type="left" style:position="0.5in"/>
        </style:tab-stops>
      </style:paragraph-properties>
      <style:text-properties style:font-name="Helvetica" style:font-name-asian="Times New Roman" style:font-name-complex="Helvetica" fo:color="#333333" fo:font-size="12pt" style:font-size-asian="12pt" style:font-size-complex="12pt" style:language-asian="fr" style:country-asian="BE"/>
    </style:style>
    <style:style style:name="P6" style:parent-style-name="Normal" style:family="paragraph">
      <style:paragraph-properties fo:margin-top="0.0694in" fo:margin-bottom="0.177in" fo:line-height="100%" fo:margin-left="0in" fo:background-color="#FFFFFF">
        <style:tab-stops>
          <style:tab-stop style:type="left" style:position="0.5in"/>
        </style:tab-stops>
      </style:paragraph-properties>
      <style:text-properties style:font-name="Helvetica" style:font-name-asian="Times New Roman" style:font-name-complex="Helvetica" fo:color="#333333" fo:font-size="12pt" style:font-size-asian="12pt" style:font-size-complex="12pt" style:language-asian="fr" style:country-asian="BE"/>
    </style:style>
    <style:style style:name="P7" style:parent-style-name="Normal" style:family="paragraph">
      <style:paragraph-properties fo:margin-top="0.0694in" fo:margin-bottom="0.177in" fo:line-height="100%" fo:margin-left="0in" fo:background-color="#FFFFFF">
        <style:tab-stops>
          <style:tab-stop style:type="left" style:position="0.5in"/>
        </style:tab-stops>
      </style:paragraph-properties>
      <style:text-properties style:font-name="Helvetica" style:font-name-asian="Times New Roman" style:font-name-complex="Helvetica" fo:color="#333333" fo:font-size="12pt" style:font-size-asian="12pt" style:font-size-complex="12pt" style:language-asian="fr" style:country-asian="BE"/>
    </style:style>
    <style:style style:name="P8" style:parent-style-name="Normal" style:family="paragraph">
      <style:paragraph-properties fo:margin-top="0.0694in" fo:margin-bottom="0.0694in" fo:line-height="100%" fo:background-color="#FFFFFF"/>
    </style:style>
    <style:style style:name="T9" style:parent-style-name="Policepardéfaut" style:family="text">
      <style:text-properties style:font-name="Helvetica" style:font-name-asian="Times New Roman" style:font-name-complex="Helvetica" fo:color="#333333" fo:font-size="12pt" style:font-size-asian="12pt" style:font-size-complex="12pt" style:language-asian="fr" style:country-asian="BE"/>
    </style:style>
    <style:style style:name="T10"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T11" style:parent-style-name="Policepardéfau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fr" style:country-asian="BE"/>
    </style:style>
    <style:style style:name="T12"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P13" style:parent-style-name="Normal" style:family="paragraph">
      <style:paragraph-properties fo:margin-top="0.0694in" fo:margin-bottom="0.0694in" fo:line-height="100%" fo:background-color="#FFFFFF"/>
    </style:style>
    <style:style style:name="T14"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T15" style:parent-style-name="Policepardéfau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fr" style:country-asian="BE"/>
    </style:style>
    <style:style style:name="T16"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P17" style:parent-style-name="Normal" style:family="paragraph">
      <style:paragraph-properties fo:margin-top="0.0694in" fo:margin-bottom="0.0694in" fo:line-height="100%" fo:background-color="#FFFFFF"/>
    </style:style>
    <style:style style:name="T18"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T19" style:parent-style-name="Policepardéfau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fr" style:country-asian="BE"/>
    </style:style>
    <style:style style:name="T20"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P21" style:parent-style-name="Normal" style:family="paragraph">
      <style:paragraph-properties fo:margin-top="0.0694in" fo:margin-bottom="0.0694in" fo:line-height="100%" fo:background-color="#FFFFFF"/>
    </style:style>
    <style:style style:name="T22"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T23" style:parent-style-name="Policepardéfau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fr" style:country-asian="BE"/>
    </style:style>
    <style:style style:name="T24" style:parent-style-name="Policepardéfaut" style:family="text">
      <style:text-properties style:font-name="Arial" style:font-name-asian="Times New Roman" style:font-name-complex="Arial" fo:color="#000000" fo:font-size="12pt" style:font-size-asian="12pt" style:font-size-complex="12pt" style:language-asian="fr" style:country-asian="BE"/>
    </style:style>
    <style:style style:name="P25" style:parent-style-name="Normal" style:family="paragraph">
      <style:paragraph-properties fo:margin-top="0.0694in" fo:margin-bottom="0.177in" fo:line-height="100%" fo:background-color="#FFFFFF"/>
    </style:style>
    <style:style style:name="T26" style:parent-style-name="Policepardéfaut" style:family="text">
      <style:text-properties style:font-name="Helvetica" style:font-name-asian="Times New Roman" style:font-name-complex="Helvetica" fo:color="#333333" fo:font-size="12pt" style:font-size-asian="12pt" style:font-size-complex="12pt" style:language-asian="fr" style:country-asian="BE"/>
    </style:style>
    <style:style style:name="T27" style:parent-style-name="Élevé" style:family="text">
      <style:text-properties style:font-name="Arial" style:font-name-complex="Arial" fo:color="#333333" fo:background-color="#FFFFFF"/>
    </style:style>
  </office:automatic-styles>
  <office:body>
    <office:text text:use-soft-page-breaks="true">
      <text:h text:style-name="P1" text:outline-level="1">Tomates :</text:h>
      <text:p text:style-name="Normal">Semis : février – mars<text:s/>en intérieur</text:p>
      <text:p text:style-name="Normal">Pouvoir germinatif : 4 – 6 ans</text:p>
      <text:p text:style-name="Normal">Plantation : Avril</text:p>
      <text:p text:style-name="Normal">Récolte : Juillet – Octobre</text:p>
      <text:p text:style-name="Normal">Rusticité : suporte mal en dessous de 2°C</text:p>
      <text:p text:style-name="Normal">Récolte des graines : récupérer les graines d’une belle tomate mur avec son jus, les immerger très légèrement et les laisser reposer ainsi deux à 3 jours pour libérer les graines de leur gélatine. Les récupérer à l’aide d’une passoir et les rincer de toute impureté. Les étaler et les laisser sécher le plus rapidement possible. Les stocker<text:s/>à l’abri de la lumière, au sec t dans une boite métalique<text:s/>NOTER LA VARIETE</text:p>
      <text:p text:style-name="Normal">Pros :<text:s/><text:a xlink:href="https://www.rustica.fr/legumes-et-potager/fiche-culture-ail-oignon-echalote,3621.html" office:target-frame-name="_top" xlink:show="replace"><text:span text:style-name="Lienhypertexte">ail</text:span></text:a>, asperge, <text:a xlink:href="https://www.rustica.fr/legumes-et-potager/planter-basilic,5739.html" office:target-frame-name="_top" xlink:show="replace"><text:span text:style-name="Lienhypertexte">basilic</text:span></text:a>, capucine, <text:a xlink:href="https://www.rustica.fr/legumes-et-potager/celeri-celeri-rave-celeri-cotes-celeri-branche-fiche-culture,4156.html" office:target-frame-name="_top" xlink:show="replace"><text:span text:style-name="Lienhypertexte">céleri</text:span></text:a>, <text:a xlink:href="https://www.rustica.fr/legumes-et-potager/carotte-daucus-carotta,2251.html" office:target-frame-name="_top" xlink:show="replace"><text:span text:style-name="Lienhypertexte">carotte</text:span></text:a>, <text:a xlink:href="https://www.rustica.fr/legumes-et-potager/mache,1386.html" office:target-frame-name="_top" xlink:show="replace"><text:span text:style-name="Lienhypertexte">mâche</text:span></text:a>, oignon, œillet d’Inde, <text:a xlink:href="https://www.rustica.fr/legumes-et-potager/cultiver-persil-avec-lune-legume-feuille,6528.html" office:target-frame-name="_top" xlink:show="replace"><text:span text:style-name="Lienhypertexte">persil</text:span></text:a>, poireau, souci. Les Œillets d’Inde réduisent les risques d’attaques d’aleurodes et éloignent de nombreux insectes. Les œillets d’Inde viendraient également à bout des nématodes, friands des racines des plants de tomate.<text:s/>Basilic, persil, ciboulette sont des plantes aromatiques réputées pour lutter efficacement contre les ravageurs.<text:s/>Céleris, haricots, poireaux ou encore radis seront de bons voisins au potager pour la tomate.</text:p>
      <text:p text:style-name="Normal">Cons : Les <text:a xlink:href="https://www.rustica.fr/legumes-et-potager/fiche-culture-pomme-terre,3746.html" office:target-frame-name="_top" xlink:show="replace"><text:span text:style-name="Lienhypertexte">pommes de terre</text:span></text:a>, issues de la même famille que la tomate, risquent de lui transmettre les maladies virales et le mildiou, les deux cultures étant sensibles à la souche Phytophtora infestant. Le <text:a xlink:href="https://www.rustica.fr/legumes-et-potager/fiche-culture-concombre-cornichon,968.html" office:target-frame-name="_top" xlink:show="replace"><text:span text:style-name="Lienhypertexte">concombre</text:span></text:a> peut contaminer la tomate avec le virus de la mosaïque, qui se propage avec les pucerons, mais aussi avec les outils infectés. Le fenouil nuit à la culture de la tomate. Ne pas le semer à côté ou vos tomates peineront à se développer.</text:p>
      <text:h text:style-name="Titre1" text:outline-level="1">Courgette</text:h>
      <text:p text:style-name="Normal">Semis : Avvril – juin</text:p>
      <text:p text:style-name="Normal">Plantation : mai – juin (3 à 4 semaine après semis)</text:p>
      <text:p text:style-name="Normal">Récolte : Juillet – octobre</text:p>
      <text:p text:style-name="Normal">Rusticité : plante frileuse</text:p>
      <text:list text:style-name="LFO3" text:continue-numbering="true">
        <text:list-item>
          <text:p text:style-name="P2">Récolte de graine :<text:s/><text:span text:style-name="T3">Coupez les courges en deux.</text:span></text:p>
        </text:list-item>
        <text:list-item>
          <text:p text:style-name="P4">Extraire les graines à la main en essayant de les détacher de la pulpe.</text:p>
        </text:list-item>
        <text:list-item>
          <text:p text:style-name="P5">Les passer sous l'eau vive pour finir le nettoyage.</text:p>
        </text:list-item>
        <text:list-item>
          <text:p text:style-name="P6">Les étaler sur un torchon pour les sécher. Brassez-les de temps en temps.</text:p>
        </text:list-item>
        <text:list-item>
          <text:p text:style-name="P7">Deux semaines plus tard, les graines sont bien sèchent et vous pouvez les stocker.</text:p>
        </text:list-item>
      </text:list>
      <text:list text:style-name="LFO4" text:continue-numbering="true">
        <text:list-item>
          <text:p text:style-name="P8"><text:span text:style-name="T9">Pros :<text:s/></text:span><text:span text:style-name="T10">Les </text:span><text:span text:style-name="T11">Alliacées </text:span><text:span text:style-name="T12">: ciboulette, échalote, oignon, ail, protègent les courgettes contre les maladies cryptogamiques.</text:span></text:p>
        </text:list-item>
        <text:list-item>
          <text:p text:style-name="P13"><text:span text:style-name="T14">Les Fabacées (</text:span><text:span text:style-name="T15">légumineuses</text:span><text:span text:style-name="T16">) : petit pois et haricot peuvent être plantés près des pieds de courgettes qu’ils fertilisent grâce à l’azote qu’ils piègent.</text:span></text:p>
        </text:list-item>
        <text:list-item>
          <text:p text:style-name="P17"><text:span text:style-name="T18">Les </text:span><text:span text:style-name="T19">fleurs </text:span><text:span text:style-name="T20">sont toujours de bonnes compagnes : la capucine est utile pour éloigner les punaises et attirer les pucerons, les soucis et œillets d’Inde sont efficaces contre les nématodes, la bourrache attire un grand nombre de pollinisateurs, indispensables pour avoir des courgettes en quantité, le tabac d’ornement est un piège pour les aleurodes.</text:span></text:p>
        </text:list-item>
        <text:list-item>
          <text:p text:style-name="P21"><text:span text:style-name="T22">Les </text:span><text:span text:style-name="T23">aromatiques </text:span><text:span text:style-name="T24">: la menthe, le basilic sert à protéger de l’oïdium, le thym, lui, est peu apprécié des limaces.</text:span></text:p>
        </text:list-item>
      </text:list>
      <text:p text:style-name="P25"><text:span text:style-name="T26">Cons :<text:s/></text:span><text:span text:style-name="T27">la pomme de terr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Élevé" style:display-name="Élevé" style:family="text" style:parent-style-name="Policepardéfaut">
      <style:text-properties fo:font-weight="bold" style:font-weight-asian="bold" style:font-weight-complex="bold"/>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Finet</meta:initial-creator>
    <dc:creator>Thomas Finet</dc:creator>
    <meta:creation-date>2020-05-13T17:53:00Z</meta:creation-date>
    <dc:date>2020-05-13T18:25:00Z</dc:date>
    <meta:template xlink:href="Normal.dotm" xlink:type="simple"/>
    <meta:editing-cycles>6</meta:editing-cycles>
    <meta:editing-duration>PT1920S</meta:editing-duration>
    <meta:document-statistic meta:page-count="2" meta:paragraph-count="7" meta:word-count="548" meta:character-count="3560" meta:row-count="25" meta:non-whitespace-character-count="3019"/>
  </office:meta>
</office:document-meta>
</file>